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965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13.688cm"/>
    </style:style>
    <style:style style:name="co4" style:family="table-column">
      <style:table-column-properties fo:break-before="auto" style:column-width="1.201cm"/>
    </style:style>
    <style:style style:name="co5" style:family="table-column">
      <style:table-column-properties fo:break-before="auto" style:column-width="4.32cm"/>
    </style:style>
    <style:style style:name="co6" style:family="table-column">
      <style:table-column-properties fo:break-before="auto" style:column-width="12.908cm"/>
    </style:style>
    <style:style style:name="co7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3.635cm"/>
    </style:style>
    <style:style style:name="co10" style:family="table-column">
      <style:table-column-properties fo:break-before="auto" style:column-width="13.59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508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2.965cm" fo:break-before="auto" style:use-optimal-row-height="false"/>
    </style:style>
    <style:style style:name="ro6" style:family="table-row">
      <style:table-row-properties style:row-height="3.475cm" fo:break-before="auto" style:use-optimal-row-height="false"/>
    </style:style>
    <style:style style:name="ro7" style:family="table-row">
      <style:table-row-properties style:row-height="0.982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PageStyle_5f_Full_20_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ull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Llloc</text:p>
          </table:table-cell>
          <table:table-cell table:style-name="ce1" office:value-type="string" calcext:value-type="string">
            <text:p>Prestatge</text:p>
          </table:table-cell>
          <table:table-cell table:style-name="ce1" office:value-type="string" calcext:value-type="string">
            <text:p>Descripció</text:p>
          </table:table-cell>
          <table:table-cell table:style-name="ce1" office:value-type="string" calcext:value-type="string">
            <text:p>Ut.</text:p>
          </table:table-cell>
          <table:table-cell table:style-name="ce1" office:value-type="string" calcext:value-type="string">
            <text:p>Imatges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2"/>
          <table:table-cell table:style-name="ce1" office:value-type="string" calcext:value-type="string">
            <text:p>Contactor Schneider Electric LC1DO9</text:p>
          </table:table-cell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<text:a xlink:href="https://paulinoposada.github.io/web_e/web_e_2425/inventari_e/ie_001.pdf" xlink:type="simple">ie_001</text:a>, <text:a xlink:href="https://paulinoposada.github.io/web_e/web_e_2425/inventari_e/ie_005.pdf" xlink:type="simple">ie_005</text:a>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"/>
          <table:table-cell table:style-name="ce2"/>
          <table:table-cell table:style-name="ce1" office:value-type="string" calcext:value-type="string">
            <text:p>Bloc de contactes auxiliars F4-22 y TRG-DN22 per a contactor LC1DO9</text:p>
          </table:table-cell>
          <table:table-cell table:style-name="ce1" office:value-type="float" office:value="35" calcext:value-type="float">
            <text:p>35</text:p>
          </table:table-cell>
          <table:table-cell office:value-type="string" calcext:value-type="string">
            <text:p><text:a xlink:href="https://paulinoposada.github.io/web_e/web_e_2425/inventari_e/ie_001.pdf" xlink:type="simple">ie_001</text:a>, <text:a xlink:href="https://paulinoposada.github.io/web_e/web_e_2425/inventari_e/ie_005.pdf" xlink:type="simple">ie_005</text:a>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"/>
          <table:table-cell table:style-name="ce2"/>
          <table:table-cell table:style-name="ce1" office:value-type="string" calcext:value-type="string">
            <text:p>Contactor Telemecanique LC1KO9</text:p>
          </table:table-cell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<text:a xlink:href="https://paulinoposada.github.io/web_e/web_e_2425/inventari_e/ie_002.pdf" xlink:type="simple">ie_002</text:a>, <text:a xlink:href="https://paulinoposada.github.io/web_e/web_e_2425/inventari_e/ie_006.pdf" xlink:type="simple">ie006</text:a>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1"/>
          <table:table-cell table:style-name="ce2"/>
          <table:table-cell table:style-name="ce1" office:value-type="string" calcext:value-type="string">
            <text:p>Bloc de contactes auxiliars LA1-KN11 per a contactor LC1KO9</text:p>
          </table:table-cell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<text:a xlink:href="https://paulinoposada.github.io/web_e/web_e_2425/inventari_e/ie_002.pdf" xlink:type="simple">ie_002</text:a>, <text:a xlink:href="https://paulinoposada.github.io/web_e/web_e_2425/inventari_e/ie_006.pdf" xlink:type="simple">ie006</text:a>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2"/>
          <table:table-cell table:style-name="ce1" office:value-type="string" calcext:value-type="string">
            <text:p>Contactor AEG LS11K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<text:a xlink:href="https://paulinoposada.github.io/web_e/web_e_2425/inventari_e/ie_003.pdf" xlink:type="simple">ie_003</text:a>, <text:a xlink:href="https://paulinoposada.github.io/web_e/web_e_2425/inventari_e/ie_007.pdf" xlink:type="simple">ie_007</text:a>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2"/>
          <table:table-cell table:style-name="ce1" office:value-type="string" calcext:value-type="string">
            <text:p>Contactor Terasaki CNI2540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<text:a xlink:href="https://paulinoposada.github.io/web_e/web_e_2425/inventari_e/ie_004.pdf" xlink:type="simple">ie_004</text:a>, <text:a xlink:href="https://paulinoposada.github.io/web_e/web_e_2425/inventari_e/ie_008.pdf" xlink:type="simple">ie008</text:a></text:p>
          </table:table-cell>
          <table:table-cell table:number-columns-repeated="1019"/>
        </table:table-row>
        <table:table-row table:style-name="ro3">
          <table:table-cell table:style-name="ce1"/>
          <table:table-cell table:style-name="ce2"/>
          <table:table-cell table:style-name="ce1" office:value-type="string" calcext:value-type="string">
            <text:p>Contactor Spercher + Schuh CA3-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paulinoposada.github.io/web_e/web_e_2425/inventari_e/ie_009.pdf" xlink:type="simple">ie_009</text:a>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2"/>
          <table:table-cell table:style-name="ce1" office:value-type="string" calcext:value-type="string">
            <text:p>Temporizador Spercher + Schuh CZA3-11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<text:a xlink:href="https://paulinoposada.github.io/web_e/web_e_2425/inventari_e/ie_009.pdf" xlink:type="simple">ie_009</text:a>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2"/>
          <table:table-cell table:style-name="ce1" office:value-type="string" calcext:value-type="string">
            <text:p>Temporizador Schneider LAD52 per muntar sobre contactor SELC1DO9 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<text:a xlink:href="https://paulinoposada.github.io/web_e/web_e_2425/inventari_e/ie_010.pdf" xlink:type="simple">ie_010</text:a>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2"/>
          <table:table-cell table:style-name="ce1" office:value-type="string" calcext:value-type="string">
            <text:p>Contactor Lovato MC9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<text:a xlink:href="https://paulinoposada.github.io/web_e/web_e_2425/inventari_e/ie_011.pdf" xlink:type="simple">ie_011</text:a>, <text:a xlink:href="https://paulinoposada.github.io/web_e/web_e_2425/inventari_e/ie_012.pdf" xlink:type="simple">ie_012</text:a>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style-name="ce1"/>
          <table:table-cell table:number-columns-repeated="1021"/>
        </table:table-row>
        <table:table-row table:style-name="ro1">
          <table:table-cell table:style-name="ce1"/>
          <table:table-cell table:style-name="ce2"/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/>
          <table:table-cell table:style-name="ce2"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style-name="ce1"/>
          <table:table-cell table:number-columns-repeated="1021"/>
        </table:table-row>
        <table:table-row table:style-name="ro1" table:number-rows-repeated="31">
          <table:table-cell table:style-name="ce1"/>
          <table:table-cell table:style-name="ce2"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8" table:default-cell-style-name="ce1"/>
        <table:table-column table:style-name="co8" table:default-cell-style-name="ce2"/>
        <table:table-column table:style-name="co9" table:default-cell-style-name="ce1"/>
        <table:table-column table:style-name="co8" table:default-cell-style-name="ce1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lloc</text:p>
          </table:table-cell>
          <table:table-cell table:style-name="ce1" office:value-type="string" calcext:value-type="string">
            <text:p>Prestatge</text:p>
          </table:table-cell>
          <table:table-cell office:value-type="string" calcext:value-type="string">
            <text:p>Descripció</text:p>
          </table:table-cell>
          <table:table-cell office:value-type="string" calcext:value-type="string">
            <text:p>Ut.</text:p>
          </table:table-cell>
          <table:table-cell table:style-name="ce1" office:value-type="string" calcext:value-type="string">
            <text:p>Imatges</text:p>
          </table:table-cell>
          <table:table-cell office:value-type="string" calcext:value-type="string">
            <text:p>Enllaços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Contactor Schneider Electric LC1DO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paulinoposada.github.io/web_e/web_e_2425/inventari_e/ie_001.pdf" xlink:type="simple">ie_001</text:a>, <text:a xlink:href="https://paulinoposada.github.io/web_e/web_e_2425/inventari_e/ie_005.pdf" xlink:type="simple">ie_005</text:a></text:p>
          </table:table-cell>
          <table:table-cell table:style-name="ce3" office:value-type="string" calcext:value-type="string">
            <text:p>https://www.se.com/us/en/product/LC1D09G7/iec-contactor-tesys-deca-nonreversing-9a-5hp-at-480vac-up-to-100ka-sccr-3-phase-3-no-120vac-50-60hz-coil-open-style/ -------------------- <text:s text:c="20"/>https://electrical4u.net/difference/electrical-standards-for-contactors-ac1-ac2-ac3-ac4-dc1-dc2-dc3/--------------------https://www.electricalengineeringtoolbox.com/2022/04/what-is-contactor-operating-principle.html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Bloc de contactes auxiliars F4-22 y TRG-DN22 per a contactor LC1DO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paulinoposada.github.io/web_e/web_e_2425/inventari_e/ie_001.pdf" xlink:type="simple">ie_001</text:a>, <text:a xlink:href="https://paulinoposada.github.io/web_e/web_e_2425/inventari_e/ie_005.pdf" xlink:type="simple">ie_005</text:a></text:p>
          </table:table-cell>
          <table:table-cell table:style-name="ce3" office:value-type="string" calcext:value-type="string">
            <text:p>https://www.se.com/us/en/product/LADN22/tesys-deca-auxiliary-contact-block-2-no-and-2-nc-top-mount-screw-clamp-terminals-for-lc1d09-to-lc1d150-contactors/--------------------------------------------------- <text:s text:c="3"/>https://adajusa.es/es/bloques-de-contactos/1524-bloque-4-contactos-2na-2nc-frontales-para-contactores-5997374111010.html?_gl=1*rhlq4r*_gcl_au*MTg0MjM5ODU1Ni4xNzQwODY1MTM3*_ga*MjY5MDI2OTU1LjE3NDA4NjUxMzU.*_ga_RZE91S6E3B*MTc0MDg2NTEzNC4xLjEuMTc0MDg2NTE0Mi41NS4wLjU0MDY4ODkzMw..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Contactor Telemecanique LC1KO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paulinoposada.github.io/web_e/web_e_2425/inventari_e/ie_002.pdf" xlink:type="simple">ie_002</text:a>, <text:a xlink:href="https://paulinoposada.github.io/web_e/web_e_2425/inventari_e/ie_006.pdf" xlink:type="simple">ie006</text:a></text:p>
          </table:table-cell>
          <table:table-cell table:style-name="ce3" office:value-type="string" calcext:value-type="string">
            <text:p>https://adajusa.es/es/minicontactores-y-accesorios/10989-minicontactor-trifasico-9a-bobina-230vac-ref-lc1k0910p7-schneider-3389110364521.html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loc de contactes auxiliars LA1-KN11 per a contactor LC1KO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paulinoposada.github.io/web_e/web_e_2425/inventari_e/ie_002.pdf" xlink:type="simple">ie_002</text:a>, <text:a xlink:href="https://paulinoposada.github.io/web_e/web_e_2425/inventari_e/ie_006.pdf" xlink:type="simple">ie006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ontactor AEG LS1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paulinoposada.github.io/web_e/web_e_2425/inventari_e/ie_003.pdf" xlink:type="simple">ie_003</text:a>, <text:a xlink:href="https://paulinoposada.github.io/web_e/web_e_2425/inventari_e/ie_007.pdf" xlink:type="simple">ie_007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ontactor Terasaki CNI25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paulinoposada.github.io/web_e/web_e_2425/inventari_e/ie_004.pdf" xlink:type="simple">ie_004</text:a>, <text:a xlink:href="https://paulinoposada.github.io/web_e/web_e_2425/inventari_e/ie_008.pdf" xlink:type="simple">ie008</text:a>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Contactor Spercher + Schuh CA3-1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paulinoposada.github.io/web_e/web_e_2425/inventari_e/ie_009.pdf" xlink:type="simple">ie_009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Temporizador Spercher + Schuh CZA3-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paulinoposada.github.io/web_e/web_e_2425/inventari_e/ie_009.pdf" xlink:type="simple">ie_009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Temporizador Schneider LAD52 per muntar sobre contactor SELC1DO9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paulinoposada.github.io/web_e/web_e_2425/inventari_e/ie_010.pdf" xlink:type="simple">ie_010</text:a>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ontactor Lovato MC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paulinoposada.github.io/web_e/web_e_2425/inventari_e/ie_011.pdf" xlink:type="simple">ie_011</text:a>, <text:a xlink:href="https://paulinoposada.github.io/web_e/web_e_2425/inventari_e/ie_012.pdf" xlink:type="simple">ie_012</text:a>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date-style style:name="N112">
      <number:day/>
      <number:text>-</number:text>
      <number:month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3">00.00.0000</text:date>, <text:time style:data-style-name="N2" text:time-value="12:44:33.634799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3-03T12:50:17.126015693</dc:date>
    <meta:editing-duration>PT2H42M6S</meta:editing-duration>
    <meta:editing-cycles>15</meta:editing-cycles>
    <meta:document-statistic meta:table-count="2" meta:cell-count="74" meta:object-count="0"/>
  </office:meta>
</office:document-meta>
</file>